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public-property-virgini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public-property-virgini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Public Property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824">
            <text:p>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824">
            <text:p>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TI - Commercial Driving Facility</text:p>
          </table:table-cell>
          <table:table-cell table:style-name="ce21" office:value-type="float" office:value="824">
            <text:p>8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American National University - Parkersburg</text:p>
          </table:table-cell>
          <table:table-cell table:style-name="ce21" office:value-type="float" office:value="1857">
            <text:p>1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22">
            <text:p>449922</text:p>
          </table:table-cell>
          <table:table-cell table:style-name="ce21" office:value-type="string">
            <text:p>Appalachian College of Pharmac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0">
            <text:p>2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925">
            <text:p>9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6">
            <text:p>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221">
            <text:p>1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8113">
            <text:p>458113</text:p>
          </table:table-cell>
          <table:table-cell table:style-name="ce21" office:value-type="string">
            <text:p>Bethe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437">
            <text:p>443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8">
            <text:p>18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9107">
            <text:p>459107</text:p>
          </table:table-cell>
          <table:table-cell table:style-name="ce21" office:value-type="string">
            <text:p>Bryant &amp; Stratton College-Hamp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yant &amp; Stratton College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906">
            <text:p>90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8">
            <text:p>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0306">
            <text:p>430306</text:p>
          </table:table-cell>
          <table:table-cell table:style-name="ce21" office:value-type="string">
            <text:p>Cayce Reilly School of Massotherap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30">
            <text:p>4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730">
            <text:p>4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730">
            <text:p>4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4730">
            <text:p>4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4730">
            <text:p>4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60">
            <text:p>2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77">
            <text:p>4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0871">
            <text:p>460871</text:p>
          </table:table-cell>
          <table:table-cell table:style-name="ce21" office:value-type="string">
            <text:p>Chamberlain College of Nursing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amberlain College of Nursing-Arlington Campus</text:p>
          </table:table-cell>
          <table:table-cell table:style-name="ce21" office:value-type="float" office:value="364">
            <text:p>3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32">
            <text:p>523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7">
            <text:p>57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astern Shore Laboratory</text:p>
          </table:table-cell>
          <table:table-cell table:style-name="ce21" office:value-type="float" office:value="8376">
            <text:p>83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entreville Extension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1449">
            <text:p>461449</text:p>
          </table:table-cell>
          <table:table-cell table:style-name="ce21" office:value-type="string">
            <text:p>Cosmopolitan Beauty and Tech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80">
            <text:p>4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328">
            <text:p>13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328">
            <text:p>13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328">
            <text:p>13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0">
            <text:p>16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7">
            <text:p>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7">
            <text:p>10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0845">
            <text:p>10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278">
            <text:p>1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arolinas Campus</text:p>
          </table:table-cell>
          <table:table-cell table:style-name="ce21" office:value-type="float" office:value="1278">
            <text:p>1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9">
            <text:p>9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76179">
            <text:p>476179</text:p>
          </table:table-cell>
          <table:table-cell table:style-name="ce21" office:value-type="string">
            <text:p>Empire Beauty School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Virginia Beach- VA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5">
            <text:p>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81924">
            <text:p>481924</text:p>
          </table:table-cell>
          <table:table-cell table:style-name="ce21" office:value-type="string">
            <text:p>Everest College-Woodbrid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1">
            <text:p>2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457">
            <text:p>4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17">
            <text:p>339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379">
            <text:p>7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379">
            <text:p>7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379">
            <text:p>7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tafford County Center</text:p>
          </table:table-cell>
          <table:table-cell table:style-name="ce21" office:value-type="float" office:value="7379">
            <text:p>7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utomotive Technology Center</text:p>
          </table:table-cell>
          <table:table-cell table:style-name="ce21" office:value-type="float" office:value="7379">
            <text:p>7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70">
            <text:p>1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22">
            <text:p>46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4622">
            <text:p>46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8122">
            <text:p>458122</text:p>
          </table:table-cell>
          <table:table-cell table:style-name="ce21" office:value-type="string">
            <text:p>Institute of Advanced Medical Esthetic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3">
            <text:p>5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3">
            <text:p>5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9602">
            <text:p>459602</text:p>
          </table:table-cell>
          <table:table-cell table:style-name="ce21" office:value-type="string">
            <text:p>ITT Technical Institute-Sale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78">
            <text:p>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454">
            <text:p>1245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454">
            <text:p>12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454">
            <text:p>12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20181">
            <text:p>20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03">
            <text:p>10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10103">
            <text:p>10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10103">
            <text:p>10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10103">
            <text:p>10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338">
            <text:p>773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ngwood  University at South Boston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7238">
            <text:p>7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7238">
            <text:p>7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7238">
            <text:p>7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3">
            <text:p>27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11">
            <text:p>1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6">
            <text:p>34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373">
            <text:p>13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373">
            <text:p>13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373">
            <text:p>13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72">
            <text:p>4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75194">
            <text:p>475194</text:p>
          </table:table-cell>
          <table:table-cell table:style-name="ce21" office:value-type="string">
            <text:p>Miller-Motte Technical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24">
            <text:p>29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08">
            <text:p>48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ll Site</text:p>
          </table:table-cell>
          <table:table-cell table:style-name="ce21" office:value-type="float" office:value="4808">
            <text:p>48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728">
            <text:p>672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Innovation Park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Rest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Arlingt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LI/ Fairfax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Pitney Bowes Building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Fort Belvoir- Barden Educati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Fort Myer/ Henderson Hall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Quantico Marine Base Education Center</text:p>
          </table:table-cell>
          <table:table-cell table:style-name="ce21" office:value-type="float" office:value="51803">
            <text:p>5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1412">
            <text:p>461412</text:p>
          </table:table-cell>
          <table:table-cell table:style-name="ce21" office:value-type="string">
            <text:p>Northern Virginia School of Therapeutic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828">
            <text:p>24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63">
            <text:p>31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392">
            <text:p>1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392">
            <text:p>1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80930">
            <text:p>480930</text:p>
          </table:table-cell>
          <table:table-cell table:style-name="ce21" office:value-type="string">
            <text:p>Paul Mitchell The School Woodbrid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9995">
            <text:p>449995</text:p>
          </table:table-cell>
          <table:table-cell table:style-name="ce21" office:value-type="string">
            <text:p>Paul Mitchell the School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ul Mitchell The School Tysons Corner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0">
            <text:p>5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PVCC Jefferson School Center</text:p>
          </table:table-cell>
          <table:table-cell table:style-name="ce21" office:value-type="float" office:value="5630">
            <text:p>5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Carilion Roanoke Community Hospital Campus</text:p>
          </table:table-cell>
          <table:table-cell table:style-name="ce21" office:value-type="float" office:value="9928">
            <text:p>99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82">
            <text:p>6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5">
            <text:p>13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555">
            <text:p>3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555">
            <text:p>3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Kilmarnock Center</text:p>
          </table:table-cell>
          <table:table-cell table:style-name="ce21" office:value-type="float" office:value="3555">
            <text:p>35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7605">
            <text:p>467605</text:p>
          </table:table-cell>
          <table:table-cell table:style-name="ce21" office:value-type="string">
            <text:p>Regency Beauty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76133">
            <text:p>476133</text:p>
          </table:table-cell>
          <table:table-cell table:style-name="ce21" office:value-type="string">
            <text:p>Regency Beauty Institut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7650">
            <text:p>467650</text:p>
          </table:table-cell>
          <table:table-cell table:style-name="ce21" office:value-type="string">
            <text:p>Regency Beauty Institut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93">
            <text:p>56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28">
            <text:p>1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5">
            <text:p>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9">
            <text:p>20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03">
            <text:p>40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699">
            <text:p>6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9268">
            <text:p>459268</text:p>
          </table:table-cell>
          <table:table-cell table:style-name="ce21" office:value-type="string">
            <text:p>South University?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 - Virginia Beach</text:p>
          </table:table-cell>
          <table:table-cell table:style-name="ce21" office:value-type="float" office:value="790">
            <text:p>7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62">
            <text:p>6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784">
            <text:p>5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30">
            <text:p>26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5">
            <text:p>282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bridge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redericksburg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exandria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oudoun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ssas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nrico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hesterfield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esapeake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ewport News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Virginia Beach</text:p>
          </table:table-cell>
          <table:table-cell table:style-name="ce21" office:value-type="float" office:value="7649">
            <text:p>764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0">
            <text:p>7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663">
            <text:p>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499">
            <text:p>14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244">
            <text:p>2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291">
            <text:p>22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33">
            <text:p>110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ortsmouth Campus</text:p>
          </table:table-cell>
          <table:table-cell table:style-name="ce21" office:value-type="float" office:value="28999">
            <text:p>289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76568">
            <text:p>476568</text:p>
          </table:table-cell>
          <table:table-cell table:style-name="ce21" office:value-type="string">
            <text:p>Tomorrow's Image Barber Academy of 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hlgren Campus</text:p>
          </table:table-cell>
          <table:table-cell table:style-name="ce21" office:value-type="float" office:value="4831">
            <text:p>4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Northern VA - Arlington Learning Center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706">
            <text:p>7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Phoenix - Virginia Beach Learning Center</text:p>
          </table:table-cell>
          <table:table-cell table:style-name="ce21" office:value-type="float" office:value="706">
            <text:p>7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40">
            <text:p>4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464">
            <text:p>23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60923">
            <text:p>460923</text:p>
          </table:table-cell>
          <table:table-cell table:style-name="ce21" office:value-type="string">
            <text:p>Virginia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ollege in Richmond</text:p>
          </table:table-cell>
          <table:table-cell table:style-name="ce21" office:value-type="float" office:value="506">
            <text:p>50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224">
            <text:p>224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Qatar Campus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CU Inova</text:p>
          </table:table-cell>
          <table:table-cell table:style-name="ce21" office:value-type="float" office:value="30974">
            <text:p>309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484">
            <text:p>2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75">
            <text:p>16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The Institute for Advanced Learning and Research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Virginia Tech Carilion Research Institution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Virginia Tech Research Center Arlington</text:p>
          </table:table-cell>
          <table:table-cell table:style-name="ce21" office:value-type="float" office:value="31205">
            <text:p>31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63">
            <text:p>57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59082">
            <text:p>459082</text:p>
          </table:table-cell>
          <table:table-cell table:style-name="ce21" office:value-type="string">
            <text:p>Virginia Tech Carilion School of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Tech Carilion School of Medicin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49">
            <text:p>17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2">
            <text:p>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59">
            <text:p>1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4">
            <text:p>86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77">
            <text:p>2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348">
            <text:p>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1">
            <text:p>3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3">
            <text:p>2013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468">
            <text:p>3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public-property-virgini" style:display-name="PageStyle_arrests-public-property-virgini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